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Atkinson Hyperlegible" fo:font-size="20pt" fo:font-weight="normal" officeooo:rsid="0005c452" officeooo:paragraph-rsid="0005c452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1d0ad7" officeooo:paragraph-rsid="0005c452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23eb9" officeooo:paragraph-rsid="00153d9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38906" officeooo:paragraph-rsid="0017674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4ac3f" officeooo:paragraph-rsid="001d2ef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4ac3f" officeooo:paragraph-rsid="001ec97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7d878" officeooo:paragraph-rsid="0020a80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af1dc" officeooo:paragraph-rsid="00289b0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2e333e" officeooo:paragraph-rsid="002c764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303197" officeooo:paragraph-rsid="002f73d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ff0000" loext:opacity="100%" style:font-name="Atkinson Hyperlegible" fo:font-size="14pt" fo:font-weight="normal" officeooo:rsid="003683c8" officeooo:paragraph-rsid="00315bec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ff0000" loext:opacity="100%" style:font-name="Atkinson Hyperlegible" fo:font-size="12pt" fo:font-weight="normal" officeooo:rsid="001c96f9" officeooo:paragraph-rsid="0005c452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ff0000" loext:opacity="100%" style:font-name="Atkinson Hyperlegible" fo:font-size="12pt" fo:font-weight="normal" officeooo:rsid="001c96f9" officeooo:paragraph-rsid="0017674f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ff0000" loext:opacity="100%" style:font-name="Atkinson Hyperlegible" fo:font-size="12pt" fo:font-weight="normal" officeooo:rsid="001c96f9" officeooo:paragraph-rsid="001be5a6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ff0000" loext:opacity="100%" style:font-name="Atkinson Hyperlegible" fo:font-size="12pt" fo:font-weight="normal" officeooo:rsid="001c96f9" officeooo:paragraph-rsid="001c0d39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ff0000" loext:opacity="100%" style:font-name="Atkinson Hyperlegible" fo:font-size="12pt" fo:font-weight="normal" officeooo:rsid="001c96f9" officeooo:paragraph-rsid="001c6b1b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ff0000" loext:opacity="100%" style:font-name="Atkinson Hyperlegible" fo:font-size="12pt" fo:font-weight="normal" officeooo:rsid="001c96f9" officeooo:paragraph-rsid="001c95ca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ff0000" loext:opacity="100%" style:font-name="Atkinson Hyperlegible" fo:font-size="12pt" fo:font-weight="normal" officeooo:rsid="0005c452" officeooo:paragraph-rsid="0005c45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ff0000" loext:opacity="100%" style:font-name="Atkinson Hyperlegible" fo:font-size="12pt" fo:font-weight="normal" officeooo:rsid="00238906" officeooo:paragraph-rsid="0017674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ff0000" loext:opacity="100%" style:font-name="Atkinson Hyperlegible" fo:font-size="12pt" fo:font-weight="normal" officeooo:rsid="00238906" officeooo:paragraph-rsid="00227fe6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ff0000" loext:opacity="100%" style:font-name="Atkinson Hyperlegible" fo:font-size="12pt" fo:font-weight="normal" officeooo:rsid="0024ac3f" officeooo:paragraph-rsid="001d2ef4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ff0000" loext:opacity="100%" style:font-name="Atkinson Hyperlegible" fo:font-size="12pt" fo:font-weight="normal" officeooo:rsid="001ec5da" officeooo:paragraph-rsid="001ec5da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ff0000" loext:opacity="100%" style:font-name="Atkinson Hyperlegible" fo:font-size="12pt" fo:font-weight="normal" officeooo:rsid="001ec5da" officeooo:paragraph-rsid="001ec97d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ff0000" loext:opacity="100%" style:font-name="Atkinson Hyperlegible" fo:font-size="12pt" fo:font-weight="normal" officeooo:rsid="001ec5da" officeooo:paragraph-rsid="002029ed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ff0000" loext:opacity="100%" style:font-name="Atkinson Hyperlegible" fo:font-size="12pt" fo:font-weight="normal" officeooo:rsid="001ec5da" officeooo:paragraph-rsid="0020c785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ff0000" loext:opacity="100%" style:font-name="Atkinson Hyperlegible" fo:font-size="12pt" fo:font-weight="normal" officeooo:rsid="001ec5da" officeooo:paragraph-rsid="00232b10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ff0000" loext:opacity="100%" style:font-name="Atkinson Hyperlegible" fo:font-size="12pt" fo:font-weight="normal" officeooo:rsid="001ec5da" officeooo:paragraph-rsid="00247dee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ff0000" loext:opacity="100%" style:font-name="Atkinson Hyperlegible" fo:font-size="12pt" fo:font-weight="normal" officeooo:rsid="001ec5da" officeooo:paragraph-rsid="0025d148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ff0000" loext:opacity="100%" style:font-name="Atkinson Hyperlegible" fo:font-size="12pt" fo:font-weight="normal" officeooo:rsid="00289b0f" officeooo:paragraph-rsid="00289b0f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ff0000" loext:opacity="100%" style:font-name="Atkinson Hyperlegible" fo:font-size="12pt" fo:font-weight="normal" officeooo:rsid="00289b0f" officeooo:paragraph-rsid="002a4359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ff0000" loext:opacity="100%" style:font-name="Atkinson Hyperlegible" fo:font-size="12pt" fo:font-weight="normal" officeooo:rsid="002c7640" officeooo:paragraph-rsid="002c7640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ff0000" loext:opacity="100%" style:font-name="Atkinson Hyperlegible" fo:font-size="12pt" fo:font-weight="normal" officeooo:rsid="002c7640" officeooo:paragraph-rsid="002f73d2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ff0000" loext:opacity="100%" style:font-name="Atkinson Hyperlegible" fo:font-size="12pt" fo:font-weight="normal" officeooo:rsid="002c7640" officeooo:paragraph-rsid="00309856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ff0000" loext:opacity="100%" style:font-name="Atkinson Hyperlegible" fo:font-size="12pt" fo:font-weight="normal" officeooo:rsid="0030ecab" officeooo:paragraph-rsid="002f73d2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ff0000" loext:opacity="100%" style:font-name="Atkinson Hyperlegible" fo:font-size="12pt" fo:font-weight="normal" officeooo:rsid="003497d1" officeooo:paragraph-rsid="00315bec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ff0000" loext:opacity="100%" style:font-name="Atkinson Hyperlegible" fo:font-size="12pt" fo:font-weight="normal" officeooo:rsid="0032f5b3" officeooo:paragraph-rsid="0032f5b3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ff0000" loext:opacity="100%" style:font-name="Atkinson Hyperlegible" fo:font-size="12pt" fo:font-weight="normal" officeooo:rsid="0032f5b3" officeooo:paragraph-rsid="00346cf9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ff0000" loext:opacity="100%" style:font-name="Atkinson Hyperlegible" fo:font-size="12pt" fo:font-weight="normal" officeooo:rsid="0032f5b3" officeooo:paragraph-rsid="0034dea8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ff0000" loext:opacity="100%" style:font-name="Atkinson Hyperlegible" fo:font-size="12pt" style:text-underline-style="none" fo:font-weight="normal" officeooo:rsid="002c7640" officeooo:paragraph-rsid="002f73d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1c96f9" officeooo:paragraph-rsid="0005c452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Atkinson Hyperlegible" fo:font-size="12pt" fo:font-weight="normal" officeooo:rsid="001c96f9" officeooo:paragraph-rsid="0005c452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Atkinson Hyperlegible" fo:font-size="12pt" fo:font-weight="normal" officeooo:rsid="001c96f9" officeooo:paragraph-rsid="00146115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Atkinson Hyperlegible" fo:font-size="12pt" fo:font-weight="normal" officeooo:rsid="001c96f9" officeooo:paragraph-rsid="00153d9a" style:font-size-asian="12pt" style:font-weight-asian="normal" style:font-size-complex="12pt" style:font-weight-complex="normal"/>
    </style:style>
    <style:style style:name="P44" style:family="paragraph" style:parent-style-name="Standard">
      <style:text-properties style:font-name="Atkinson Hyperlegible" fo:font-size="12pt" fo:font-weight="normal" officeooo:rsid="001c96f9" officeooo:paragraph-rsid="0015642b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tkinson Hyperlegible" fo:font-size="12pt" fo:font-weight="normal" officeooo:rsid="001c96f9" officeooo:paragraph-rsid="001987f1" style:font-size-asian="12pt" style:font-weight-asian="normal" style:font-size-complex="12pt" style:font-weight-complex="normal"/>
    </style:style>
    <style:style style:name="P46" style:family="paragraph" style:parent-style-name="Standard">
      <style:text-properties style:font-name="Atkinson Hyperlegible" fo:font-size="12pt" fo:font-weight="normal" officeooo:rsid="001c96f9" officeooo:paragraph-rsid="000dd5a0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font-name="Atkinson Hyperlegible" fo:font-size="12pt" fo:font-weight="normal" officeooo:rsid="001c96f9" officeooo:paragraph-rsid="000f8b5a" style:font-size-asian="12pt" style:font-weight-asian="normal" style:font-size-complex="12pt" style:font-weight-complex="normal"/>
    </style:style>
    <style:style style:name="P48" style:family="paragraph" style:parent-style-name="Standard">
      <style:text-properties style:font-name="Atkinson Hyperlegible" fo:font-size="12pt" fo:font-weight="normal" officeooo:rsid="001c96f9" officeooo:paragraph-rsid="00119df5" style:font-size-asian="12pt" style:font-weight-asian="normal" style:font-size-complex="12pt" style:font-weight-complex="normal"/>
    </style:style>
    <style:style style:name="P49" style:family="paragraph" style:parent-style-name="Standard">
      <style:text-properties style:font-name="Atkinson Hyperlegible" fo:font-size="12pt" fo:font-weight="normal" officeooo:rsid="001c96f9" officeooo:paragraph-rsid="000fada8" style:font-size-asian="12pt" style:font-weight-asian="normal" style:font-size-complex="12pt" style:font-weight-complex="normal"/>
    </style:style>
    <style:style style:name="P50" style:family="paragraph" style:parent-style-name="Standard">
      <style:text-properties style:font-name="Atkinson Hyperlegible" fo:font-size="12pt" fo:font-weight="normal" officeooo:rsid="001c96f9" officeooo:paragraph-rsid="00134654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Atkinson Hyperlegible" fo:font-size="12pt" fo:font-weight="normal" officeooo:rsid="001c96f9" officeooo:paragraph-rsid="000fee70" style:font-size-asian="12pt" style:font-weight-asian="normal" style:font-size-complex="12pt" style:font-weight-complex="normal"/>
    </style:style>
    <style:style style:name="P52" style:family="paragraph" style:parent-style-name="Standard">
      <style:text-properties style:font-name="Atkinson Hyperlegible" fo:font-size="12pt" fo:font-weight="normal" officeooo:rsid="001d0ad7" officeooo:paragraph-rsid="0005c452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1d0ad7" officeooo:paragraph-rsid="0020a80e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1d0ad7" officeooo:paragraph-rsid="0005c452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223eb9" officeooo:paragraph-rsid="00153d9a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223eb9" officeooo:paragraph-rsid="00153d9a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223eb9" officeooo:paragraph-rsid="0017674f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223eb9" officeooo:paragraph-rsid="00289b0f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223eb9" officeooo:paragraph-rsid="002c7640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Atkinson Hyperlegible" fo:font-size="12pt" fo:font-weight="normal" officeooo:rsid="00223eb9" officeooo:paragraph-rsid="00153d9a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Atkinson Hyperlegible" fo:font-size="12pt" fo:font-weight="normal" officeooo:rsid="00223eb9" officeooo:paragraph-rsid="001987f1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Atkinson Hyperlegible" fo:font-size="12pt" fo:font-weight="normal" officeooo:rsid="00223eb9" officeooo:paragraph-rsid="00153d9a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Atkinson Hyperlegible" fo:font-size="12pt" fo:font-weight="normal" officeooo:rsid="00223eb9" officeooo:paragraph-rsid="0017674f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238906" officeooo:paragraph-rsid="0017674f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Atkinson Hyperlegible" fo:font-size="12pt" fo:font-weight="normal" officeooo:rsid="00238906" officeooo:paragraph-rsid="0017674f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Atkinson Hyperlegible" fo:font-size="12pt" fo:font-weight="normal" officeooo:rsid="00238906" officeooo:paragraph-rsid="0017674f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font-name="Atkinson Hyperlegible" fo:font-size="12pt" fo:font-weight="normal" officeooo:rsid="00238906" officeooo:paragraph-rsid="001ec97d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Atkinson Hyperlegible" fo:font-size="12pt" fo:font-weight="normal" officeooo:rsid="00238906" officeooo:paragraph-rsid="0020a80e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Atkinson Hyperlegible" fo:font-size="12pt" fo:font-weight="normal" officeooo:rsid="0024ac3f" officeooo:paragraph-rsid="001d2ef4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24ac3f" officeooo:paragraph-rsid="001ec97d" style:font-size-asian="12pt" style:font-weight-asian="normal" style:font-size-complex="12pt" style:font-weight-complex="normal"/>
    </style:style>
    <style:style style:name="P71" style:family="paragraph" style:parent-style-name="Standard">
      <style:text-properties style:font-name="Atkinson Hyperlegible" fo:font-size="12pt" fo:font-weight="normal" officeooo:rsid="0024ac3f" officeooo:paragraph-rsid="001ec97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24ac3f" officeooo:paragraph-rsid="001ec97d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Atkinson Hyperlegible" fo:font-size="12pt" fo:font-weight="normal" officeooo:rsid="0024ac3f" officeooo:paragraph-rsid="002029ed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Atkinson Hyperlegible" fo:font-size="12pt" fo:font-weight="normal" officeooo:rsid="0029beed" officeooo:paragraph-rsid="0020a80e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29beed" officeooo:paragraph-rsid="0020a80e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Atkinson Hyperlegible" fo:font-size="12pt" fo:font-weight="normal" officeooo:rsid="0029beed" officeooo:paragraph-rsid="0022821c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Atkinson Hyperlegible" fo:font-size="12pt" fo:font-weight="normal" officeooo:rsid="0029beed" officeooo:paragraph-rsid="00247dee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Atkinson Hyperlegible" fo:font-size="12pt" fo:font-weight="normal" officeooo:rsid="002af1dc" officeooo:paragraph-rsid="00289b0f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2af1dc" officeooo:paragraph-rsid="00289b0f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2e333e" officeooo:paragraph-rsid="002c7640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Atkinson Hyperlegible" fo:font-size="12pt" fo:font-weight="normal" officeooo:rsid="002e333e" officeooo:paragraph-rsid="002c7640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Atkinson Hyperlegible" fo:font-size="12pt" fo:font-weight="normal" officeooo:paragraph-rsid="002c7640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303197" officeooo:paragraph-rsid="002f73d2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303197" officeooo:paragraph-rsid="002f73d2" style:font-size-asian="12pt" style:font-weight-asian="normal" style:font-size-complex="12pt" style:font-weight-complex="normal"/>
    </style:style>
    <style:style style:name="P85" style:family="paragraph" style:parent-style-name="Standard">
      <style:text-properties style:font-name="Atkinson Hyperlegible" fo:font-size="12pt" fo:font-weight="normal" officeooo:paragraph-rsid="002f73d2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Atkinson Hyperlegible" fo:font-size="12pt" fo:font-weight="normal" officeooo:rsid="0032101e" officeooo:paragraph-rsid="002f73d2" style:font-size-asian="12pt" style:font-weight-asian="normal" style:font-size-complex="12pt" style:font-weight-complex="normal"/>
    </style:style>
    <style:style style:name="P87" style:family="paragraph" style:parent-style-name="Standard">
      <style:text-properties style:font-name="Atkinson Hyperlegible" fo:font-size="12pt" fo:font-weight="normal" officeooo:rsid="0020619b" officeooo:paragraph-rsid="0005c452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center" style:justify-single-word="false"/>
      <style:text-properties style:font-name="Atkinson Hyperlegible" fo:font-size="12pt" fo:font-weight="normal" officeooo:rsid="0033cba0" officeooo:paragraph-rsid="00315bec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end" style:justify-single-word="false"/>
      <style:text-properties style:font-name="Atkinson Hyperlegible" fo:font-size="12pt" fo:font-weight="normal" officeooo:rsid="003497d1" officeooo:paragraph-rsid="00315bec" style:font-size-asian="12pt" style:font-weight-asian="normal" style:font-size-complex="12pt" style:font-weight-complex="normal"/>
    </style:style>
    <style:style style:name="P90" style:family="paragraph" style:parent-style-name="Standard">
      <style:text-properties style:font-name="Atkinson Hyperlegible" fo:font-size="12pt" fo:font-weight="normal" officeooo:rsid="003497d1" officeooo:paragraph-rsid="00315bec" style:font-size-asian="12pt" style:font-weight-asian="normal" style:font-size-complex="12pt" style:font-weight-complex="normal"/>
    </style:style>
    <style:style style:name="P91" style:family="paragraph" style:parent-style-name="Standard">
      <style:text-properties style:font-name="Atkinson Hyperlegible" fo:font-size="12pt" fo:font-weight="normal" officeooo:paragraph-rsid="00315bec" style:font-size-asian="12pt" style:font-weight-asian="normal" style:font-size-complex="12pt" style:font-weight-complex="normal"/>
    </style:style>
    <style:style style:name="P92" style:family="paragraph" style:parent-style-name="Standard">
      <style:text-properties style:font-name="Atkinson Hyperlegible" fo:font-weight="normal" officeooo:rsid="0005c452" officeooo:paragraph-rsid="0005c452" style:font-weight-asian="normal" style:font-weight-complex="normal"/>
    </style:style>
    <style:style style:name="P93" style:family="paragraph" style:parent-style-name="Standard">
      <style:text-properties style:font-name="Atkinson Hyperlegible" fo:font-weight="normal" officeooo:paragraph-rsid="00315bec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style:font-name="Atkinson Hyperlegible" fo:font-size="12pt" fo:font-weight="normal" officeooo:rsid="00223eb9" officeooo:paragraph-rsid="0015948a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style:font-name="Atkinson Hyperlegible" fo:font-size="12pt" fo:font-weight="normal" officeooo:rsid="00223eb9" officeooo:paragraph-rsid="001987f1" style:font-size-asian="12pt" style:font-weight-asian="normal" style:font-size-complex="12pt" style:font-weight-complex="normal"/>
    </style:style>
    <style:style style:name="P96" style:family="paragraph" style:parent-style-name="Standard">
      <style:text-properties style:use-window-font-color="true" loext:opacity="0%" style:font-name="Atkinson Hyperlegible" fo:font-size="12pt" fo:font-weight="normal" officeooo:rsid="002af1dc" officeooo:paragraph-rsid="002a4359" style:font-size-asian="12pt" style:font-weight-asian="normal" style:font-size-complex="12pt" style:font-weight-complex="normal"/>
    </style:style>
    <style:style style:name="P97" style:family="paragraph" style:parent-style-name="Standard">
      <style:text-properties fo:font-variant="normal" fo:text-transform="none" style:use-window-font-color="true" loext:opacity="0%" style:font-name="Atkinson Hyperlegible" fo:font-size="12pt" fo:letter-spacing="normal" fo:font-style="normal" fo:font-weight="normal" officeooo:paragraph-rsid="00315bec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variant="normal" fo:text-transform="none" style:use-window-font-color="true" loext:opacity="0%" style:font-name="Atkinson Hyperlegible" fo:font-size="12pt" fo:letter-spacing="normal" fo:font-style="normal" fo:font-weight="normal" officeooo:rsid="003497d1" officeooo:paragraph-rsid="00315bec" style:font-size-asian="12pt" style:font-weight-asian="normal" style:font-size-complex="12pt" style:font-weight-complex="normal"/>
    </style:style>
    <style:style style:name="T1" style:family="text">
      <style:text-properties officeooo:rsid="001d0ad7"/>
    </style:style>
    <style:style style:name="T2" style:family="text">
      <style:text-properties fo:color="#ff0000" loext:opacity="100%"/>
    </style:style>
    <style:style style:name="T3" style:family="text">
      <style:text-properties fo:color="#ff0000" loext:opacity="100%" officeooo:rsid="000dd5a0"/>
    </style:style>
    <style:style style:name="T4" style:family="text">
      <style:text-properties fo:color="#ff0000" loext:opacity="100%" officeooo:rsid="00153d9a"/>
    </style:style>
    <style:style style:name="T5" style:family="text">
      <style:text-properties fo:color="#ff0000" loext:opacity="100%" officeooo:rsid="00238906"/>
    </style:style>
    <style:style style:name="T6" style:family="text">
      <style:text-properties fo:color="#ff0000" loext:opacity="100%" officeooo:rsid="0032101e"/>
    </style:style>
    <style:style style:name="T7" style:family="text">
      <style:text-properties fo:color="#ff0000" loext:opacity="100%" officeooo:rsid="0020619b"/>
    </style:style>
    <style:style style:name="T8" style:family="text">
      <style:text-properties officeooo:rsid="0027d878"/>
    </style:style>
    <style:style style:name="T9" style:family="text">
      <style:text-properties officeooo:rsid="000dd5a0"/>
    </style:style>
    <style:style style:name="T10" style:family="text">
      <style:text-properties officeooo:rsid="000fada8"/>
    </style:style>
    <style:style style:name="T11" style:family="text">
      <style:text-properties officeooo:rsid="00153d9a"/>
    </style:style>
    <style:style style:name="T12" style:family="text">
      <style:text-properties officeooo:rsid="00288194"/>
    </style:style>
    <style:style style:name="T13" style:family="text">
      <style:text-properties officeooo:rsid="0017674f"/>
    </style:style>
    <style:style style:name="T14" style:family="text">
      <style:text-properties officeooo:rsid="001a75f4"/>
    </style:style>
    <style:style style:name="T15" style:family="text">
      <style:text-properties officeooo:rsid="001be5a6"/>
    </style:style>
    <style:style style:name="T16" style:family="text">
      <style:text-properties officeooo:rsid="001c0d39"/>
    </style:style>
    <style:style style:name="T17" style:family="text">
      <style:text-properties officeooo:rsid="0033cba0"/>
    </style:style>
    <style:style style:name="T18" style:family="text">
      <style:text-properties officeooo:rsid="001ec97d"/>
    </style:style>
    <style:style style:name="T19" style:family="text">
      <style:text-properties officeooo:rsid="0021befe"/>
    </style:style>
    <style:style style:name="T20" style:family="text">
      <style:text-properties officeooo:rsid="00247dee"/>
    </style:style>
    <style:style style:name="T21" style:family="text">
      <style:text-properties officeooo:rsid="00289b0f"/>
    </style:style>
    <style:style style:name="T22" style:family="text">
      <style:text-properties officeooo:rsid="002a4359"/>
    </style:style>
    <style:style style:name="T23" style:family="text">
      <style:text-properties officeooo:rsid="00238906"/>
    </style:style>
    <style:style style:name="T24" style:family="text">
      <style:text-properties officeooo:rsid="002c7640"/>
    </style:style>
    <style:style style:name="T25" style:family="text">
      <style:text-properties officeooo:rsid="0032101e"/>
    </style:style>
    <style:style style:name="T26" style:family="text">
      <style:text-properties officeooo:rsid="002f73d2"/>
    </style:style>
    <style:style style:name="T27" style:family="text">
      <style:text-properties officeooo:rsid="00309856"/>
    </style:style>
    <style:style style:name="T28" style:family="text">
      <style:text-properties fo:font-variant="normal" fo:text-transform="none" fo:letter-spacing="normal" fo:font-style="normal" officeooo:rsid="003497d1" loext:padding="0cm" loext:border="none"/>
    </style:style>
    <style:style style:name="T29" style:family="text">
      <style:text-properties fo:font-variant="normal" fo:text-transform="none" fo:letter-spacing="normal" fo:font-style="normal" loext:padding="0cm" loext:border="none"/>
    </style:style>
    <style:style style:name="T30" style:family="text">
      <style:text-properties fo:font-variant="normal" fo:text-transform="none" fo:letter-spacing="normal" fo:font-style="normal" officeooo:rsid="00346cf9" loext:padding="0cm" loext:border="none"/>
    </style:style>
    <style:style style:name="T31" style:family="text">
      <style:text-properties fo:font-variant="normal" fo:text-transform="none" fo:color="#ff0000" loext:opacity="100%" fo:letter-spacing="normal" fo:font-style="normal" officeooo:rsid="003497d1" loext:padding="0cm" loext:border="none"/>
    </style:style>
    <style:style style:name="T32" style:family="text">
      <style:text-properties fo:font-variant="normal" fo:text-transform="none" fo:color="#ff0000" loext:opacity="100%" fo:letter-spacing="normal" fo:font-style="normal" officeooo:rsid="0032101e" loext:padding="0cm" loext:border="none"/>
    </style:style>
    <style:style style:name="T33" style:family="text">
      <style:text-properties fo:font-variant="normal" fo:text-transform="none" fo:color="#ff0000" loext:opacity="100%" fo:font-size="12pt" fo:letter-spacing="normal" fo:font-style="normal" officeooo:rsid="003497d1" style:font-size-asian="12pt" style:font-size-complex="12pt" loext:padding="0cm" loext:border="none"/>
    </style:style>
    <style:style style:name="T34" style:family="text">
      <style:text-properties fo:font-variant="normal" fo:text-transform="none" fo:font-size="12pt" fo:letter-spacing="normal" fo:font-style="normal" officeooo:rsid="003497d1" style:font-size-asian="12pt" style:font-size-complex="12pt" loext:padding="0cm" loext:border="none"/>
    </style:style>
    <style:style style:name="T35" style:family="text">
      <style:text-properties fo:font-variant="normal" fo:text-transform="none" style:use-window-font-color="true" loext:opacity="0%" fo:letter-spacing="normal" fo:font-style="normal" officeooo:rsid="003497d1" loext:padding="0cm" loext:border="none"/>
    </style:style>
    <style:style style:name="T36" style:family="text">
      <style:text-properties fo:font-variant="normal" fo:text-transform="none" style:use-window-font-color="true" loext:opacity="0%" fo:letter-spacing="normal" fo:font-style="normal" officeooo:rsid="0032101e" loext:padding="0cm" loext:border="none"/>
    </style:style>
    <style:style style:name="T37" style:family="text">
      <style:text-properties officeooo:rsid="003497d1"/>
    </style:style>
    <style:style style:name="T38" style:family="text">
      <style:text-properties officeooo:rsid="0032f5b3"/>
    </style:style>
    <style:style style:name="T39" style:family="text">
      <style:text-properties officeooo:rsid="00346c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tos Domingo XXI del <text:span text:style-name="T10">T</text:span>iempo Ordinario</text:p>
      <text:p text:style-name="P1">25 de Agosto</text:p>
      <text:p text:style-name="P92"/>
      <text:p text:style-name="P2">CANTO DE ENTRADA</text:p>
      <text:p text:style-name="P40">Vallamos jubilosos</text:p>
      <text:p text:style-name="P54">E. Goicoechea Arrondo – A. Danos</text:p>
      <text:p text:style-name="P12">CORO:</text:p>
      <text:p text:style-name="P18">A <text:s text:c="16"/>Bm <text:s text:c="2"/>A <text:s text:c="3"/>E <text:s text:c="4"/>F <text:s text:c="5"/>C#m <text:s text:c="7"/>A</text:p>
      <text:p text:style-name="P52">VALLAMOS JUBILOSOS, AL ALTAR DE DIOS.</text:p>
      <text:p text:style-name="P18">A <text:s text:c="16"/>Bm <text:s text:c="2"/>A <text:s text:c="3"/>E <text:s text:c="4"/>F <text:s text:c="5"/><text:span text:style-name="T9">C</text:span>#m <text:s text:c="7"/>A</text:p>
      <text:p text:style-name="P41">VALLAMOS JUBILOSOS, AL ALTAR DE DIOS.</text:p>
      <text:p text:style-name="P41"/>
      <text:p text:style-name="P46"><text:s text:c="10"/><text:span text:style-name="T3">F#m <text:s text:c="6"/>A7 <text:s text:c="8"/>D E <text:s text:c="13"/>A <text:s text:c="13"/>D A</text:span></text:p>
      <text:p text:style-name="P52"><text:span text:style-name="T8">1. </text:span>Al sagrado altar nos guíen su verdad y su justicia</text:p>
      <text:p text:style-name="P46"><text:s text:c="8"/><text:span text:style-name="T3">C#m <text:s/>Bm <text:s text:c="3"/>D C#m F#m <text:s text:c="4"/>E <text:s text:c="5"/>F#m <text:s text:c="3"/>E A</text:span></text:p>
      <text:p text:style-name="P52">a ofrecer el sacrifi - cio <text:s text:c="2"/>que le da gloria infinita.<text:tab/><text:span text:style-name="T7">CORO.</text:span></text:p>
      <text:p text:style-name="P41"/>
      <text:p text:style-name="P47"><text:s text:c="15"/><text:span text:style-name="T3">F#m <text:s text:c="2"/>A7 <text:s text:c="3"/>D <text:s text:c="2"/>E <text:s text:c="17"/>A <text:s text:c="15"/>D A</text:span></text:p>
      <text:p text:style-name="P87"><text:span text:style-name="T8">2. </text:span>Al Dios santo celebremos que nos llena de alegría</text:p>
      <text:p text:style-name="P48"><text:s text:c="5"/><text:span text:style-name="T3">C#m <text:s text:c="4"/>Bm <text:s text:c="9"/>D <text:s text:c="2"/>C#m F#m <text:s text:c="5"/>E <text:s text:c="6"/>F#m <text:s/>E A</text:span></text:p>
      <text:p text:style-name="P87">y subamos hasta el mon - te <text:s text:c="2"/>donde Dios se sacrifica.<text:span text:style-name="T1"><text:tab/></text:span><text:span text:style-name="T2">CORO.</text:span></text:p>
      <text:p text:style-name="P87"/>
      <text:p text:style-name="P49"><text:s text:c="11"/><text:span text:style-name="T3">F#m <text:s text:c="4"/>A7 <text:s text:c="6"/>D <text:s/>E <text:s text:c="11"/>A <text:s text:c="11"/>D A</text:span></text:p>
      <text:p text:style-name="P87"><text:span text:style-name="T8">3. </text:span>Ofrezcamos todos juntos esta víctima divina</text:p>
      <text:p text:style-name="P50"><text:s text:c="13"/><text:span text:style-name="T3">C#m <text:s/>Bm <text:s text:c="5"/>D <text:s text:c="2"/>C#m F#m <text:s text:c="2"/>E <text:s text:c="6"/>F#m <text:s/>E A</text:span></text:p>
      <text:p text:style-name="P87">que se inmola por noso - tros <text:s text:c="2"/>para darnos luz y vida.<text:span text:style-name="T1"><text:tab/></text:span><text:span text:style-name="T2">CORO.</text:span></text:p>
      <text:p text:style-name="P41"/>
      <text:p text:style-name="P51"><text:s text:c="14"/><text:span text:style-name="T3">F#m <text:s text:c="3"/>A7 <text:s text:c="8"/>D E <text:s text:c="16"/>A <text:s text:c="21"/>D A</text:span></text:p>
      <text:p text:style-name="P87"><text:span text:style-name="T8">4. </text:span>Gloria sea al Padre Eterno, gloria a Cristo, nuestro guía,</text:p>
      <text:p text:style-name="P42"><text:s text:c="8"/><text:span text:style-name="T3">C#m <text:s/>Bm <text:s text:c="2"/>D <text:s/>C#m F#m <text:s text:c="2"/>E <text:s text:c="6"/>F#m E A</text:span></text:p>
      <text:p text:style-name="P87">y al Espíri - tu Divi - no <text:s text:c="4"/>ala - banzas infinitas.<text:span text:style-name="T1"><text:tab/></text:span><text:span text:style-name="T2">CORO.</text:span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87"><text:span text:style-name="T2"/></text:p>
      <text:p text:style-name="P3"><text:soft-page-break/>SEÑOR TEN PIEDAD</text:p>
      <text:p text:style-name="P55">Kyrie <text:span text:style-name="T11">eleison</text:span></text:p>
      <text:p text:style-name="P56">Marco Frisina</text:p>
      <text:p text:style-name="P43"><text:span text:style-name="T3">Cm <text:s text:c="2"/>B</text:span><text:span text:style-name="T4">b</text:span><text:span text:style-name="T3"> <text:s/></text:span><text:span text:style-name="T4">Fm</text:span><text:span text:style-name="T3"> <text:s text:c="2"/>Cm </text:span><text:span text:style-name="T4">Ab</text:span><text:span text:style-name="T3"> <text:s text:c="3"/>E</text:span><text:span text:style-name="T4">b</text:span><text:span text:style-name="T3"> </text:span><text:span text:style-name="T4">Bb</text:span><text:span text:style-name="T3"> E</text:span><text:span text:style-name="T4">b</text:span></text:p>
      <text:p text:style-name="P60">Kyri - e, <text:s text:c="2"/>kyri - e, <text:s text:c="2"/>kyri - e eleison.</text:p>
      <text:p text:style-name="P43"><text:span text:style-name="T3">Cm <text:s text:c="4"/>B</text:span><text:span text:style-name="T4">b</text:span><text:span text:style-name="T3"> </text:span><text:span text:style-name="T4">Fm</text:span><text:span text:style-name="T3"> <text:s text:c="4"/>Cm </text:span><text:span text:style-name="T4">Ab</text:span><text:span text:style-name="T3"> <text:s text:c="5"/>E</text:span><text:span text:style-name="T4">b</text:span><text:span text:style-name="T3"> <text:s/></text:span><text:span text:style-name="T4">Bb</text:span><text:span text:style-name="T3"> <text:s/>E</text:span><text:span text:style-name="T4">b</text:span></text:p>
      <text:p text:style-name="P60">KYRI - E, <text:s/>KYRI - E, <text:s/>KYRI - E ELEISON.</text:p>
      <text:p text:style-name="P60"/>
      <text:p text:style-name="P44"><text:span text:style-name="T3">Cm <text:s/>B</text:span><text:span text:style-name="T4">b</text:span><text:span text:style-name="T3"> </text:span><text:span text:style-name="T4">Fm</text:span><text:span text:style-name="T3"> <text:s/>Cm </text:span><text:span text:style-name="T4">Ab</text:span><text:span text:style-name="T3"> <text:s text:c="2"/>E</text:span><text:span text:style-name="T4">b</text:span><text:span text:style-name="T3"> <text:s/></text:span><text:span text:style-name="T4">Bb</text:span><text:span text:style-name="T3"> E</text:span><text:span text:style-name="T4">b</text:span></text:p>
      <text:p text:style-name="P62">Christe, Christe, Christe eleison.</text:p>
      <text:p text:style-name="P44"><text:span text:style-name="T3">Cm <text:s text:c="4"/>B</text:span><text:span text:style-name="T4">b</text:span><text:span text:style-name="T3"> <text:s/></text:span><text:span text:style-name="T4">Fm</text:span><text:span text:style-name="T3"> <text:s text:c="3"/>Cm <text:s/></text:span><text:span text:style-name="T4">Ab</text:span><text:span text:style-name="T3"> <text:s text:c="5"/>E</text:span><text:span text:style-name="T4">b</text:span><text:span text:style-name="T3"> <text:s text:c="2"/></text:span><text:span text:style-name="T4">Bb</text:span><text:span text:style-name="T3"> <text:s/>E</text:span><text:span text:style-name="T4">b</text:span></text:p>
      <text:p text:style-name="P62">CHRISTE, CHRISTE, CHRISTE ELEISON.</text:p>
      <text:p text:style-name="P62"/>
      <text:p text:style-name="P45"><text:span text:style-name="T3">Cm <text:s text:c="2"/>B</text:span><text:span text:style-name="T4">b</text:span><text:span text:style-name="T3"> <text:s/></text:span><text:span text:style-name="T4">Fm</text:span><text:span text:style-name="T3"> <text:s text:c="2"/>Cm </text:span><text:span text:style-name="T4">Ab</text:span><text:span text:style-name="T3"> <text:s text:c="3"/>E</text:span><text:span text:style-name="T4">b</text:span><text:span text:style-name="T3"> </text:span><text:span text:style-name="T4">Bb</text:span><text:span text:style-name="T3"> E</text:span><text:span text:style-name="T4">b</text:span></text:p>
      <text:p text:style-name="P61">Kyri - e, <text:s text:c="2"/>kyri - e, <text:s text:c="2"/>kyri - e eleison.</text:p>
      <text:p text:style-name="P45"><text:span text:style-name="T3">Cm <text:s text:c="4"/>B</text:span><text:span text:style-name="T4">b</text:span><text:span text:style-name="T3"> </text:span><text:span text:style-name="T4">Fm</text:span><text:span text:style-name="T3"> <text:s text:c="4"/>Cm </text:span><text:span text:style-name="T4">Ab</text:span><text:span text:style-name="T3"> <text:s text:c="5"/>E</text:span><text:span text:style-name="T4">b</text:span><text:span text:style-name="T3"> <text:s/></text:span><text:span text:style-name="T4">Bb</text:span><text:span text:style-name="T3"> <text:s/>E</text:span><text:span text:style-name="T4">b</text:span></text:p>
      <text:p text:style-name="P95"><text:span text:style-name="T11">KYRI - E, <text:s/>KYRI - E, <text:s/>KYRI - E ELEISON.</text:span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4"><text:soft-page-break/>GLORIA</text:p>
      <text:p text:style-name="P64">Gloria <text:span text:style-name="T21">in excélsis Deo</text:span></text:p>
      <text:p text:style-name="P57">Marco Frisina</text:p>
      <text:p text:style-name="P19">CORO.</text:p>
      <text:p text:style-name="P13"><text:span text:style-name="T9">E</text:span><text:span text:style-name="T11">b <text:s text:c="10"/></text:span><text:span text:style-name="T13">Bb <text:s text:c="8"/>Db <text:s text:c="4"/>Ab <text:s text:c="10"/></text:span><text:span text:style-name="T14">Eb <text:s text:c="16"/>Ab <text:s text:c="8"/>Bb</text:span></text:p>
      <text:p text:style-name="P65">GLORIA, GLORIA IN EXCÉLSIS, GLORIA IN EXCÉLSIS DEO,</text:p>
      <text:p text:style-name="P14"><text:span text:style-name="T9">E</text:span><text:span text:style-name="T11">b <text:s text:c="5"/></text:span><text:span text:style-name="T13">Bb <text:s text:c="7"/>Db <text:s text:c="7"/>Ab <text:s text:c="4"/></text:span><text:span text:style-name="T14">Eb <text:s text:c="6"/>Ab <text:s text:c="11"/>Bb </text:span><text:span text:style-name="T15">Eb</text:span></text:p>
      <text:p text:style-name="P65">ET IN TERRA PAX HOMÍNIBUS BONE VOLUNTÁTIS.</text:p>
      <text:p text:style-name="P65"/>
      <text:p text:style-name="P15"><text:span text:style-name="T9">E</text:span><text:span text:style-name="T11">b <text:s text:c="89"/></text:span><text:span text:style-name="T13">Bb</text:span></text:p>
      <text:p text:style-name="P66"><text:span text:style-name="T12">1. </text:span>Laudámus te, <text:s/>benedícimus te, adorámos te, gloridicámus te,</text:p>
      <text:p text:style-name="P15"><text:span text:style-name="T16">Cm</text:span><text:span text:style-name="T11"> <text:s text:c="52"/></text:span><text:span text:style-name="T16">F</text:span><text:span text:style-name="T11"> <text:s text:c="8"/></text:span><text:span text:style-name="T13">Bb</text:span></text:p>
      <text:p text:style-name="P66">grátias áginus tibi propter magnam glóriam tuam.</text:p>
      <text:p text:style-name="P15"><text:span text:style-name="T9">E</text:span><text:span text:style-name="T11">b <text:s text:c="68"/></text:span><text:span text:style-name="T16">Gm</text:span></text:p>
      <text:p text:style-name="P66">Dómine Deus, Rex celéstis, Deus Pater omnípotens.</text:p>
      <text:p text:style-name="P15"><text:span text:style-name="T16">A</text:span><text:span text:style-name="T11">b <text:s text:c="40"/></text:span><text:span text:style-name="T16">Bb</text:span></text:p>
      <text:p text:style-name="P66">Dómine Fili unigénite, Jesu Christe.<text:tab/><text:span text:style-name="T2">CORO.</text:span></text:p>
      <text:p text:style-name="P63"/>
      <text:p text:style-name="P16"><text:span text:style-name="T9">E</text:span><text:span text:style-name="T11">b <text:s text:c="53"/></text:span><text:span text:style-name="T13">Bb</text:span></text:p>
      <text:p text:style-name="P66"><text:span text:style-name="T12">2. </text:span>Dómine Deus, Agnus Dei, Filius Patris,</text:p>
      <text:p text:style-name="P16"><text:span text:style-name="T16">Cm</text:span><text:span text:style-name="T11"> <text:s text:c="40"/></text:span><text:span text:style-name="T16">F</text:span><text:span text:style-name="T11"> <text:s text:c="4"/></text:span><text:span text:style-name="T13">Bb</text:span></text:p>
      <text:p text:style-name="P66">quitollis peccáta mundi, miserére nobis,</text:p>
      <text:p text:style-name="P16"><text:span text:style-name="T9">E</text:span><text:span text:style-name="T11">b <text:s text:c="77"/></text:span><text:span text:style-name="T16">Gm</text:span></text:p>
      <text:p text:style-name="P66">quitollis peccáta mundi, súscipe deprecatiónem nostram.</text:p>
      <text:p text:style-name="P16"><text:span text:style-name="T16">A</text:span><text:span text:style-name="T11">b <text:s text:c="58"/></text:span><text:span text:style-name="T16">Bb</text:span></text:p>
      <text:p text:style-name="P66">Qui sedes ad déxteram Patris, miserére nobis.<text:tab/><text:span text:style-name="T2">CORO.</text:span></text:p>
      <text:p text:style-name="P66"/>
      <text:p text:style-name="P17"><text:span text:style-name="T9">E</text:span><text:span text:style-name="T11">b <text:s text:c="64"/></text:span><text:span text:style-name="T13">Bb</text:span></text:p>
      <text:p text:style-name="P66"><text:span text:style-name="T12">3. </text:span>Quóniam tu solus Sanctus, tu solus Dóminus,</text:p>
      <text:p text:style-name="P17"><text:span text:style-name="T16">Cm</text:span><text:span text:style-name="T11"> <text:s text:c="26"/></text:span><text:span text:style-name="T16">F</text:span><text:span text:style-name="T11"> <text:s text:c="4"/></text:span><text:span text:style-name="T13">Bb</text:span></text:p>
      <text:p text:style-name="P66">tu solus Altíssimus, Jesu Christe</text:p>
      <text:p text:style-name="P17"><text:span text:style-name="T9">E</text:span><text:span text:style-name="T11">b <text:s text:c="45"/></text:span><text:span text:style-name="T16">Gm</text:span></text:p>
      <text:p text:style-name="P66">cum Sancto Spíritu in glória Dei Patris.</text:p>
      <text:p text:style-name="P17"><text:span text:style-name="T16">A</text:span><text:span text:style-name="T11">b </text:span><text:span text:style-name="T16">Bb</text:span></text:p>
      <text:p text:style-name="P66">AMEN.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5"><text:soft-page-break/>Salmo responsorial</text:p>
      <text:p text:style-name="P69"/>
      <text:p text:style-name="P21">ANTÍFONA:</text:p>
      <text:p text:style-name="P22">Gm <text:s text:c="9"/>F <text:s text:c="16"/>Gm <text:s text:c="10"/>Bb <text:s text:c="12"/>F <text:s text:c="6"/>Gm</text:p>
      <text:p text:style-name="P69">HAS LA PRUEBA Y VERÁS QUÉ BUENO ES EL SEÑOR.</text:p>
      <text:p text:style-name="P22">Gm <text:s text:c="9"/>F <text:s text:c="16"/>Gm <text:s text:c="10"/>Bb <text:s text:c="12"/>F <text:s text:c="6"/>Gm</text:p>
      <text:p text:style-name="P69">HAS LA PRUEBA Y VERÁS QUÉ BUENO ES EL SEÑOR.</text:p>
      <text:p text:style-name="P69"/>
      <text:p text:style-name="P69"><text:span text:style-name="T17">1. </text:span>Bendeciré al Señor…su pueblo al escucharlo.<text:tab/> <text:span text:style-name="T2">ANTÍFONA.</text:span></text:p>
      <text:p text:style-name="P69"/>
      <text:p text:style-name="P69"><text:span text:style-name="T17">2. </text:span>Que amen al Señor...nada le falta.<text:tab/><text:span text:style-name="T2">ANTÍFONA</text:span></text:p>
      <text:p text:style-name="P69"/>
      <text:p text:style-name="P69"><text:span text:style-name="T17">3. </text:span>Escúchame, hijo mio:...y ve tras ella.<text:tab/><text:span text:style-name="T2">ANTÍFONA</text:span></text:p>
      <text:p text:style-name="P69"/>
      <text:p text:style-name="P6">ALELUYA</text:p>
      <text:p text:style-name="P72">Aleluya - <text:span text:style-name="T18">M</text:span>elodía <text:span text:style-name="T18">O</text:span> fili</text:p>
      <text:p text:style-name="P70">Del gregoriano</text:p>
      <text:p text:style-name="P23">Gm <text:s text:c="13"/>F <text:s text:c="3"/>Gm <text:s/>F <text:s text:c="6"/>Gm</text:p>
      <text:p text:style-name="P71">ALELUYA, ALELUYA, ALELUYA.</text:p>
      <text:p text:style-name="P23">Gm <text:s text:c="13"/>F <text:s text:c="3"/>Gm <text:s/>F <text:s text:c="6"/>Gm</text:p>
      <text:p text:style-name="P71">ALELUYA, ALELUYA, ALELUYA.</text:p>
      <text:p text:style-name="P71"/>
      <text:p text:style-name="P23">Gm <text:s text:c="32"/>F <text:s text:c="10"/>Gm</text:p>
      <text:p text:style-name="P71">El que come mi carne y bebe mi sangre,</text:p>
      <text:p text:style-name="P23"><text:s text:c="31"/>F <text:s text:c="5"/>Gm <text:span text:style-name="T18">F <text:s text:c="11"/>Gm</text:span></text:p>
      <text:p text:style-name="P71">permanece en mí y yo en él, dice el Señor.</text:p>
      <text:p text:style-name="P67"/>
      <text:p text:style-name="P24">Gm <text:s text:c="13"/>F <text:s text:c="3"/>Gm <text:s/>F <text:s text:c="6"/>Gm</text:p>
      <text:p text:style-name="P73">ALELUYA, ALELUYA, ALELUYA.</text:p>
      <text:p text:style-name="P24">Gm <text:s text:c="13"/>F <text:s text:c="3"/>Gm <text:s/>F <text:s text:c="6"/>Gm</text:p>
      <text:p text:style-name="P73">ALELUYA, ALELUYA, ALELUYA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"><text:soft-page-break/>PRESENTACIÓN DE OFRENDAS</text:p>
      <text:p text:style-name="P75">Padre eterno</text:p>
      <text:p text:style-name="P53">E. Goicoechea Arrondo – A. Danos</text:p>
      <text:p text:style-name="P20">CORO.</text:p>
      <text:p text:style-name="P25"><text:span text:style-name="T19">Ab</text:span> <text:s text:c="10"/>F<text:span text:style-name="T19">m</text:span> <text:s text:c="5"/><text:span text:style-name="T19">Eb</text:span> <text:s text:c="10"/><text:span text:style-name="T19">Bb</text:span> <text:s/><text:span text:style-name="T19">Eb <text:s text:c="15"/>Fm</text:span> <text:s text:c="4"/>Gm <text:s/><text:span text:style-name="T19">Fm</text:span></text:p>
      <text:p text:style-name="P74">1. Padre eterno, Dios piadoso, dígnate aceptar benig – no</text:p>
      <text:p text:style-name="P26"><text:s text:c="7"/><text:span text:style-name="T20">C</text:span><text:span text:style-name="T19">m</text:span> <text:s text:c="5"/><text:span text:style-name="T20">B</text:span><text:span text:style-name="T19">b</text:span> <text:s text:c="4"/><text:span text:style-name="T20">Cm</text:span> <text:span text:style-name="T20">Gm</text:span> <text:s text:c="2"/><text:span text:style-name="T19"><text:s text:c="12"/></text:span><text:span text:style-name="T20">Cm</text:span><text:span text:style-name="T19"> Fm</text:span> <text:s text:c="6"/><text:span text:style-name="T20">C</text:span>m <text:span text:style-name="T19">Fm</text:span></text:p>
      <text:p text:style-name="P74">esta hostia, trigo nuestro, <text:s/>y este cáliz, nuestro vi - no.</text:p>
      <text:p text:style-name="P68"/>
      <text:p text:style-name="P26"><text:span text:style-name="T19">Ab</text:span> <text:s text:c="7"/>F<text:span text:style-name="T19">m</text:span> <text:s text:c="5"/><text:span text:style-name="T19">Eb</text:span> <text:s text:c="8"/><text:span text:style-name="T19">Bb</text:span> <text:span text:style-name="T19">Eb <text:s text:c="17"/>Fm</text:span> <text:s text:c="2"/>Gm <text:s text:c="2"/><text:span text:style-name="T19">Fm</text:span></text:p>
      <text:p text:style-name="P74">2. Rebosantes de alegría, <text:s text:c="2"/>a tu altar nos diri – gi – mos</text:p>
      <text:p text:style-name="P27"><text:s text:c="9"/><text:span text:style-name="T20">C</text:span><text:span text:style-name="T19">m</text:span> <text:s text:c="4"/><text:span text:style-name="T20">B</text:span><text:span text:style-name="T19">b</text:span> <text:s text:c="7"/><text:span text:style-name="T20">Cm</text:span> <text:s text:c="2"/><text:span text:style-name="T20">Gm</text:span> <text:s text:c="2"/><text:span text:style-name="T19"><text:s text:c="10"/></text:span><text:span text:style-name="T20">Cm</text:span><text:span text:style-name="T19"> Fm</text:span> <text:span text:style-name="T20">C</text:span>m <text:s/><text:span text:style-name="T19">Fm</text:span></text:p>
      <text:p text:style-name="P76">a ofrecerte nuestros do - nes, de tu mano recibi - dos.<text:tab/><text:span text:style-name="T5">CORO.</text:span></text:p>
      <text:p text:style-name="P74"/>
      <text:p text:style-name="P26"><text:span text:style-name="T19">Ab</text:span> <text:s text:c="8"/>F<text:span text:style-name="T19">m</text:span> <text:s text:c="4"/><text:span text:style-name="T19">Eb</text:span> <text:s text:c="10"/><text:span text:style-name="T19">Bb</text:span> <text:s text:c="3"/><text:span text:style-name="T19">Eb <text:s text:c="14"/>Fm</text:span> <text:s text:c="4"/>Gm <text:span text:style-name="T19">Fm </text:span></text:p>
      <text:p text:style-name="P74">3. Juntamente te ofrecemos, con el pan y con el <text:s/>vi – no,</text:p>
      <text:p text:style-name="P28"><text:s text:c="11"/><text:span text:style-name="T20">C</text:span><text:span text:style-name="T19">m</text:span> <text:s text:c="4"/><text:span text:style-name="T20">B</text:span><text:span text:style-name="T19">b</text:span> <text:s/><text:span text:style-name="T20">Cm</text:span> <text:s text:c="2"/><text:span text:style-name="T20">Gm</text:span> <text:s text:c="2"/><text:span text:style-name="T19"><text:s text:c="14"/></text:span><text:span text:style-name="T20">Cm</text:span><text:span text:style-name="T19"> Fm</text:span> <text:s/><text:span text:style-name="T20">C</text:span>m <text:s/><text:span text:style-name="T19">Fm</text:span></text:p>
      <text:p text:style-name="P77">cuanto somos y tene - mos, en un mismo sacrifi - cio.<text:tab/><text:span text:style-name="T5">CORO.</text:span></text:p>
      <text:p text:style-name="P77"><text:span text:style-name="T5"/></text:p>
      <text:p text:style-name="P8">SANTO</text:p>
      <text:p text:style-name="P79">Sanctus</text:p>
      <text:p text:style-name="P58">Marco Frisina</text:p>
      <text:p text:style-name="P29">Eb <text:s text:c="13"/>Bb <text:s text:c="13"/>Eb <text:s text:c="3"/>Gm <text:s/>Fm Eb <text:s text:c="7"/>Cm <text:s text:c="2"/>Fm <text:s text:c="5"/>Bb</text:p>
      <text:p text:style-name="P78">SANCTUS, SANCTUS, SANCTUS DÓMINUS DEUS SÁBAOTH.</text:p>
      <text:p text:style-name="P29">Cm <text:s text:c="15"/>Cm <text:s text:c="9"/>Fm Eb <text:s/>Cm <text:s text:c="9"/>F <text:s text:c="3"/><text:span text:style-name="T22">Bb</text:span></text:p>
      <text:p text:style-name="P78">PLENI SUNT COELI ET TERRA GLÓRIA TU – A.</text:p>
      <text:p text:style-name="P30"><text:s text:c="6"/>Eb <text:s text:c="6"/>Bb <text:s text:c="5"/><text:span text:style-name="T22">Cm Gm</text:span> <text:s text:c="7"/><text:span text:style-name="T22">A</text:span>b <text:s text:c="5"/>Eb Cm Bb <text:span text:style-name="T22">Eb</text:span></text:p>
      <text:p text:style-name="P78">HOSANNA IN EXCÉLSIS. HOSANNA IN EXCÉLSIS.</text:p>
      <text:p text:style-name="P78"/>
      <text:p text:style-name="P30"><text:span text:style-name="T22">G</text:span> <text:s/><text:span text:style-name="T22">Cm</text:span> <text:s text:c="3"/><text:span text:style-name="T22">Ab</text:span> <text:s text:c="6"/><text:span text:style-name="T22">G</text:span> <text:s text:c="3"/><text:span text:style-name="T22">Cm</text:span> <text:s text:c="3"/>Fm <text:s text:c="3"/><text:span text:style-name="T22">Bb</text:span></text:p>
      <text:p text:style-name="P78">Benedíctus qui venit in nómine Dómini.</text:p>
      <text:p text:style-name="P30"><text:s text:c="6"/>Eb <text:s text:c="6"/>Bb <text:s text:c="5"/><text:span text:style-name="T22">Cm Gm</text:span> <text:s text:c="7"/><text:span text:style-name="T22">A</text:span>b <text:s text:c="5"/>Eb Cm Bb <text:span text:style-name="T22">Eb</text:span></text:p>
      <text:p text:style-name="P96"><text:span text:style-name="T23">HOSANNA IN EXCÉLSIS. HOSANNA IN EXCÉLSIS.</text:span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"><text:soft-page-break/>CORDERO DE DIOS</text:p>
      <text:p text:style-name="P80">Agnus <text:span text:style-name="T24">D</text:span>ei</text:p>
      <text:p text:style-name="P59">Marco Frisina</text:p>
      <text:p text:style-name="P31">Dm <text:s text:c="15"/>Gm <text:s text:c="6"/>Dm <text:s text:c="3"/>Gm Am A <text:s text:c="2"/>Dm <text:s text:c="2"/>C <text:s text:c="3"/>Gm Dm</text:p>
      <text:p text:style-name="P81">Agnus Dei, quitolis peccáta mundi, <text:s text:c="7"/>miserére nobis.</text:p>
      <text:p text:style-name="P31">Bm <text:s text:c="3"/>C <text:s text:c="6"/>Dm Am Dm</text:p>
      <text:p text:style-name="P81">MISERÉRE NO - - - BIS.</text:p>
      <text:p text:style-name="P81"/>
      <text:p text:style-name="P31">Dm <text:s text:c="15"/>Gm <text:s text:c="6"/>Dm <text:s text:c="3"/>Gm Am A <text:s text:c="2"/>Dm <text:s text:c="2"/>C <text:s text:c="3"/>Gm Dm</text:p>
      <text:p text:style-name="P81">Agnus Dei, quitolis peccáta mundi, <text:s text:c="7"/>miserére nobis.</text:p>
      <text:p text:style-name="P31">Bm <text:s text:c="3"/>C <text:s text:c="6"/>Dm Am Dm</text:p>
      <text:p text:style-name="P81">MISERÉRE NO - - - BIS.</text:p>
      <text:p text:style-name="P82"/>
      <text:p text:style-name="P31">Dm <text:s text:c="15"/>Gm <text:s text:c="6"/>Dm <text:s text:c="3"/>Gm Am A <text:s text:c="2"/>Dm <text:s text:c="2"/>C <text:s text:c="3"/>Gm Dm</text:p>
      <text:p text:style-name="P81">Agnus Dei, quitolis peccáta mundi, <text:s text:c="7"/>miserére nobis.</text:p>
      <text:p text:style-name="P31">Bm <text:s text:c="6"/>C <text:s text:c="6"/>Dm Am <text:s text:c="2"/>Dm</text:p>
      <text:p text:style-name="P81">DONA NOBIS PA - - - CEM.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10"><text:soft-page-break/>COMUNIÓN</text:p>
      <text:p text:style-name="P83">Es mi <text:span text:style-name="T26">P</text:span>adre</text:p>
      <text:p text:style-name="P84">Osvando Catena</text:p>
      <text:p text:style-name="P39">Dm <text:s text:c="31"/><text:span text:style-name="T26">Gm <text:s text:c="8"/>C <text:s text:c="17"/>Dm</text:span></text:p>
      <text:p text:style-name="P85"><text:span text:style-name="T25">1. </text:span>Es mi Padre quien les da verdadero Pan del Cielo;</text:p>
      <text:p text:style-name="P32"><text:s text:c="12"/><text:span text:style-name="T27">F</text:span> <text:s text:c="18"/><text:span text:style-name="T26">Gm <text:s text:c="7"/>C <text:s text:c="11"/>Dm</text:span></text:p>
      <text:p text:style-name="P85">el que come de este Pan, vivirá eternamente</text:p>
      <text:p text:style-name="P32"><text:span text:style-name="T26"><text:s text:c="11"/>F <text:s text:c="14"/>Bb7</text:span> <text:s text:c="18"/><text:span text:style-name="T26">C <text:s text:c="19"/>Dm</text:span></text:p>
      <text:p text:style-name="P85">yo soy ese Pan de vida, que ha bajado desde el cielo.</text:p>
      <text:p text:style-name="P85"/>
      <text:p text:style-name="P34">CORO:</text:p>
      <text:p text:style-name="P34"><text:s text:c="6"/><text:span text:style-name="T26">C <text:s text:c="13"/>Gm <text:s text:c="18"/>F <text:s/>Dm Am</text:span></text:p>
      <text:p text:style-name="P85">CREEMOS, SEÑOR, EN TU PALABRA,</text:p>
      <text:p text:style-name="P34"><text:s text:c="5"/><text:span text:style-name="T26">C <text:s text:c="13"/>Bb <text:s text:c="20"/>Dm</text:span></text:p>
      <text:p text:style-name="P85">TÚ ERES EL PAN QUE DA LA VIDA.</text:p>
      <text:p text:style-name="P85"/>
      <text:p text:style-name="P32">Dm <text:s text:c="35"/><text:span text:style-name="T26">Gm <text:s text:c="9"/>C <text:s text:c="16"/>Dm</text:span></text:p>
      <text:p text:style-name="P86">2. Todo aquel que venga a mí, no padecerá más hambre,</text:p>
      <text:p text:style-name="P33"><text:s text:c="13"/><text:span text:style-name="T27">F</text:span> <text:s text:c="20"/><text:span text:style-name="T26">Gm <text:s text:c="9"/>C <text:s text:c="16"/>Dm</text:span></text:p>
      <text:p text:style-name="P85">todo aquel que crea en mí, no padecerá más sed;</text:p>
      <text:p text:style-name="P33"><text:span text:style-name="T26"><text:s text:c="10"/>F <text:s text:c="13"/>Bb7</text:span> <text:s text:c="12"/><text:span text:style-name="T26">C <text:s text:c="14"/>Dm</text:span></text:p>
      <text:p text:style-name="P85">es mi carne la comida, y mi sangre la bebida.<text:tab/><text:span text:style-name="T6">CORO.</text:span></text:p>
      <text:p text:style-name="P85"/>
      <text:p text:style-name="P33">Dm <text:s text:c="30"/><text:span text:style-name="T26">Gm <text:s text:c="14"/>C <text:s text:c="12"/>Dm</text:span></text:p>
      <text:p text:style-name="P86">3. El que come de este Pan, vive en mí y yo en él,</text:p>
      <text:p text:style-name="P33"><text:s text:c="12"/><text:span text:style-name="T27">F</text:span> <text:s text:c="16"/><text:span text:style-name="T26">Gm <text:s text:c="12"/>C <text:s text:c="14"/>Dm</text:span></text:p>
      <text:p text:style-name="P85">el que bebe de esta copa tiene ya la vida eterna,</text:p>
      <text:p text:style-name="P85"/>
      <text:p text:style-name="P33"><text:span text:style-name="T26"><text:s text:c="9"/>F <text:s text:c="8"/>Bb7</text:span> <text:s text:c="8"/><text:span text:style-name="T26">C <text:s text:c="11"/>Dm</text:span></text:p>
      <text:p text:style-name="P85">Yo lo resucitaré en el día del Señor.<text:tab/><text:span text:style-name="T6">CORO.</text:span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85"><text:span text:style-name="T6"/></text:p>
      <text:p text:style-name="P11"><text:soft-page-break/>DESPEDIDA</text:p>
      <text:p text:style-name="P88">Toda hermosa eres <text:span text:style-name="T38">M</text:span>aría</text:p>
      <text:p text:style-name="P89">Alejandro Vega Matus</text:p>
      <text:p text:style-name="P35">CORO</text:p>
      <text:p text:style-name="P36">F <text:s text:c="40"/>Bb <text:s text:c="13"/><text:span text:style-name="T39">C7 <text:s text:c="24"/>F</text:span></text:p>
      <text:p text:style-name="P97">TODA HERMOSA ERES MARÍA <text:span text:style-name="T37">DESDE TU INSTANTE PRIMERO,</text:span></text:p>
      <text:p text:style-name="P37"><text:s text:c="42"/>Bb <text:s text:c="13"/><text:span text:style-name="T39">C7 <text:s text:c="24"/>F</text:span></text:p>
      <text:p text:style-name="P98">PUES LA MANCHA ORIGINAL, NO TUVO EN TU SER DERECHO.</text:p>
      <text:p text:style-name="P97"/>
      <text:p text:style-name="P38">F <text:s text:c="29"/>Bb <text:s text:c="9"/><text:span text:style-name="T39">C7 <text:s text:c="19"/>F</text:span></text:p>
      <text:p text:style-name="P91"><text:span text:style-name="T28">1. </text:span><text:span text:style-name="T29">Tú eres de Jerusalén, </text:span><text:span text:style-name="T28">l</text:span><text:span text:style-name="T29">a gloria y sumo contento,</text:span></text:p>
      <text:p text:style-name="P38"><text:span text:style-name="T29"><text:s text:c="37"/>Bb <text:s text:c="14"/></text:span><text:span text:style-name="T30">C7 <text:s text:c="16"/>F</text:span></text:p>
      <text:p text:style-name="P91"><text:span text:style-name="T29">Tú eres de Israel la alegría </text:span><text:span text:style-name="T28">y</text:span><text:span text:style-name="T29"> honra del cristiano pueblo.<text:tab/></text:span><text:span text:style-name="T31">CORO.</text:span></text:p>
      <text:p text:style-name="P91"><text:span text:style-name="T28"/></text:p>
      <text:p text:style-name="P38"><text:span text:style-name="T28">F <text:s text:c="32"/>Bb <text:s text:c="14"/></text:span><text:span text:style-name="T30">C7 <text:s text:c="19"/>F</text:span></text:p>
      <text:p text:style-name="P93"><text:span text:style-name="T34">2. </text:span><text:span text:style-name="T28">Tú eres de los pecadores, la abogada a cuyo esfuerzo.</text:span></text:p>
      <text:p text:style-name="P38"><text:span text:style-name="T28"><text:s text:c="29"/>Bb <text:s text:c="13"/></text:span><text:span text:style-name="T30">C7 <text:s text:c="13"/>F</text:span></text:p>
      <text:p text:style-name="P93"><text:span text:style-name="T28">¡Oh, María! deben todos,tan favorable decreto</text:span><text:span text:style-name="T34"><text:tab/></text:span><text:span text:style-name="T33">CORO.</text:span></text:p>
      <text:p text:style-name="P93"><text:span text:style-name="T34"/></text:p>
      <text:p text:style-name="P38"><text:span text:style-name="T28">F <text:s text:c="29"/>Bb <text:s text:c="16"/></text:span><text:span text:style-name="T30">C7 <text:s text:c="14"/>F</text:span></text:p>
      <text:p text:style-name="P90"><text:span text:style-name="T29">3. ¡Oh prudentísima Virgen! De la castidad espejo.</text:span></text:p>
      <text:p text:style-name="P38"><text:span text:style-name="T28"><text:s text:c="29"/>Bb <text:s text:c="13"/></text:span><text:span text:style-name="T30">C7 <text:s text:c="16"/>F</text:span></text:p>
      <text:p text:style-name="P93"><text:span text:style-name="T34">¡Oh clementísima Madre! Abriga a todo tu gremio.<text:tab/></text:span><text:span text:style-name="T33">CORO.</text:span></text:p>
      <text:p text:style-name="P91"><text:span text:style-name="T29"/></text:p>
      <text:p text:style-name="P38"><text:span text:style-name="T28">F <text:s text:c="33"/>Bb <text:s text:c="9"/></text:span><text:span text:style-name="T30">C7 <text:s text:c="18"/>F</text:span></text:p>
      <text:p text:style-name="P93">4. <text:span text:style-name="T29">Ruega por nosotros pía, Tú intercesión sea presto,</text:span></text:p>
      <text:p text:style-name="P38"><text:span text:style-name="T28"><text:s text:c="33"/>Bb <text:s text:c="15"/></text:span><text:span text:style-name="T30">C7 <text:s text:c="16"/>F</text:span></text:p>
      <text:p text:style-name="P93"><text:span text:style-name="T35">p</text:span><text:span text:style-name="T36">orque nos confiera gracias Jesucristo Señor Nuestro.</text:span><text:span text:style-name="T32"><text:tab/></text:span><text:span text:style-name="T31">COR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1T08:32:06.148982392</meta:creation-date>
    <dc:date>2024-08-21T10:53:17.775464898</dc:date>
    <meta:editing-duration>PT2H5M8S</meta:editing-duration>
    <meta:editing-cycles>43</meta:editing-cycles>
    <meta:generator>LibreOffice/24.2.4.2$Linux_X86_64 LibreOffice_project/420$Build-2</meta:generator>
    <meta:document-statistic meta:table-count="0" meta:image-count="0" meta:object-count="0" meta:page-count="8" meta:paragraph-count="191" meta:word-count="1162" meta:character-count="8420" meta:non-whitespace-character-count="4207"/>
  </office:meta>
</office:document-meta>
</file>